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Generator.getCopletInstanceData( String instanc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Coplet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Generator.getCopletInstanc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Generator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Generato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